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M Mono 8" fo:font-size="16pt" fo:language="it" fo:country="IT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M Mono 8" fo:font-size="16pt" fo:language="it" fo:country="IT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officeooo:rsid="0002215e" officeooo:paragraph-rsid="0002215e"/>
    </style:style>
    <style:style style:name="P4" style:family="paragraph" style:parent-style-name="Standard">
      <style:paragraph-properties fo:text-align="start" style:justify-single-word="false"/>
      <style:text-properties style:font-name="LM Mono 8" fo:font-size="14pt" fo:language="it" fo:country="IT" officeooo:rsid="0002215e" officeooo:paragraph-rsid="0002215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M Mono 8" fo:font-size="14pt" fo:language="it" fo:country="IT" officeooo:rsid="0002215e" officeooo:paragraph-rsid="00079db9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officeooo:rsid="00026697" officeooo:paragraph-rsid="00026697"/>
    </style:style>
    <style:style style:name="P7" style:family="paragraph" style:parent-style-name="Standard">
      <style:paragraph-properties fo:text-align="start" style:justify-single-word="false"/>
      <style:text-properties officeooo:paragraph-rsid="00051f4c"/>
    </style:style>
    <style:style style:name="P8" style:family="paragraph" style:parent-style-name="Standard">
      <style:paragraph-properties fo:text-align="start" style:justify-single-word="false"/>
      <style:text-properties officeooo:rsid="0003651f" officeooo:paragraph-rsid="0003651f"/>
    </style:style>
    <style:style style:name="P9" style:family="paragraph" style:parent-style-name="Standard">
      <style:paragraph-properties fo:text-align="start" style:justify-single-word="false"/>
      <style:text-properties officeooo:rsid="00051f4c" officeooo:paragraph-rsid="00051f4c"/>
    </style:style>
    <style:style style:name="P10" style:family="paragraph" style:parent-style-name="Standard">
      <style:paragraph-properties fo:text-align="start" style:justify-single-word="false"/>
      <style:text-properties officeooo:rsid="00070b1f" officeooo:paragraph-rsid="00070b1f"/>
    </style:style>
    <style:style style:name="T1" style:family="text">
      <style:text-properties officeooo:rsid="0002215e"/>
    </style:style>
    <style:style style:name="T2" style:family="text">
      <style:text-properties style:font-name="LM Mono 8" fo:font-size="14pt" fo:language="it" fo:country="IT" style:font-size-asian="12.25pt" style:font-size-complex="14pt"/>
    </style:style>
    <style:style style:name="T3" style:family="text">
      <style:text-properties style:font-name="LM Mono 8" fo:font-size="14pt" fo:language="it" fo:country="IT" officeooo:rsid="00026697" style:font-size-asian="12.25pt" style:font-size-complex="14pt"/>
    </style:style>
    <style:style style:name="T4" style:family="text">
      <style:text-properties style:font-name="LM Mono 8" fo:font-size="14pt" fo:language="it" fo:country="IT" officeooo:rsid="0003651f" style:font-size-asian="12.25pt" style:font-size-complex="14pt"/>
    </style:style>
    <style:style style:name="T5" style:family="text">
      <style:text-properties style:font-name="LM Mono 8" fo:font-size="14pt" fo:language="it" fo:country="IT" officeooo:rsid="00051f4c" style:font-size-asian="12.25pt" style:font-size-complex="14pt"/>
    </style:style>
    <style:style style:name="T6" style:family="text">
      <style:text-properties style:font-name="LM Mono 8" fo:font-size="14pt" fo:language="it" fo:country="IT" officeooo:rsid="000971af" style:font-size-asian="12.25pt" style:font-size-complex="14pt"/>
    </style:style>
    <style:style style:name="T7" style:family="text">
      <style:text-properties style:font-name="LM Mono 8" fo:font-size="14pt" fo:language="it" fo:country="IT" fo:font-style="italic" style:font-size-asian="12.25pt" style:font-size-complex="14pt"/>
    </style:style>
    <style:style style:name="T8" style:family="text">
      <style:text-properties officeooo:rsid="0003651f"/>
    </style:style>
    <style:style style:name="T9" style:family="text">
      <style:text-properties officeooo:rsid="00079db9"/>
    </style:style>
    <style:style style:name="T10" style:family="text">
      <style:text-properties officeooo:rsid="000a7b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T</text:span>etraktys</text:h>
      <text:p text:style-name="P2"/>
      <text:p text:style-name="P4">Che cosa è il tetraktys ed che cosa rappresenta?</text:p>
      <text:p text:style-name="P4"/>
      <text:p text:style-name="P4">Il tetraktys è il numero 10 rappresentato con 10 punti che danno forma ad un triangolo.</text:p>
      <text:p text:style-name="P4"/>
      <text:p text:style-name="P4"><text:s text:c="4"/>.</text:p>
      <text:p text:style-name="P4"><text:s text:c="3"/>. .</text:p>
      <text:p text:style-name="P4"><text:s text:c="2"/>. . .</text:p>
      <text:p text:style-name="P4"><text:s/>. . . .</text:p>
      <text:p text:style-name="P4"/>
      <text:p text:style-name="P4">mi scuso per il disegno fatto male.</text:p>
      <text:p text:style-name="P4"/>
      <text:p text:style-name="P5"><text:span text:style-name="T9">R</text:span>appresentava per i <text:span text:style-name="T9">pitagorici</text:span> la successione aritmetica dei primi quattro <text:span text:style-name="T9">numeri naturali ed era un simbolo cosi importante per i pitagorici che vedevano </text:span>il tetraktys <text:span text:style-name="T9">come un </text:span>strumento sul quale <text:span text:style-name="T9">andavano a fare </text:span>gi<text:span text:style-name="T9">u</text:span>ramento.</text:p>
      <text:p text:style-name="P4"/>
      <text:p text:style-name="P4"/>
      <text:p text:style-name="P4">Al giorno d’oggi noi non sappiamo di preciso quale era il significato di questo simbolo dato che era uno dei pochi segreti della scuola di miletto che e riuscito a essere reso pubblico al popolo in parte.</text:p>
      <text:p text:style-name="P4">Quindi noi non possiamo fare altro tranne che filosofare ed provare interpretare la definizione che viene aderita meglio al tetraktys.</text:p>
      <text:p text:style-name="P4"/>
      <text:p text:style-name="P4">La mia interpretazione dell tetraktys che avevo esposto oggi durante la lezzione di filosofia era:</text:p>
      <text:p text:style-name="P4"><text:span text:style-name="T10">I</text:span>l primo puntino è l’arche il puntino rappresenta il tutto e il niente, <text:span text:style-name="T8">cio che</text:span> ha inizio senza mai partire <text:span text:style-name="T8">il primo puntino è il uno</text:span>.</text:p>
      <text:p text:style-name="P3"><text:span text:style-name="T2">Poi sono andato a definire i altri due puntini come la phys</text:span><text:span text:style-name="T3">i</text:span><text:span text:style-name="T2">s </text:span><text:span text:style-name="T3">ovvero la limitazione dell archè.</text:span></text:p>
      <text:p text:style-name="P6"><text:soft-page-break/><text:span text:style-name="T2">Poi sono andato a dire che tutto cio che si trovava sotto era cio che viene creato dalla physis </text:span><text:span text:style-name="T4">ovvero l’acqua, l’aria e il fuoco.</text:span></text:p>
      <text:p text:style-name="P8"><text:span text:style-name="T2">Che poi vanno a dare vita al resto della materia come ferro pietra ecc.</text:span></text:p>
      <text:p text:style-name="P8"><text:span text:style-name="T2"/></text:p>
      <text:p text:style-name="P8"><text:span text:style-name="T2">ora questa era la mia interpretazione che è stata riconosciuta </text:span><text:span text:style-name="T6">e ascoltata</text:span><text:span text:style-name="T2"> dalla prof e dai miei vari compagni di classe ma non si aderisce abbastanza quindi io ho deciso di non dare solo la mia interpretazione ma anche le interpretazioni altrui.</text:span></text:p>
      <text:p text:style-name="P8"><text:span text:style-name="T2"/></text:p>
      <text:p text:style-name="P7"><text:span text:style-name="T5">Ad esempio i vari autori di wikipedia hanno visto il tetraktys come un “” suddiviso in 4 livelli dove pensano che</text:span><text:span text:style-name="T2"> ogni livello della </text:span><text:span text:style-name="T7">tetraktys</text:span><text:span text:style-name="T2"> corrisponde uno dei </text:span><text:span text:style-name="T5">quattro elementi</text:span><text:span text:style-name="T2">, i principi </text:span><text:span text:style-name="T5">cosmogonici</text:span><text:span text:style-name="T2"> identificati secondo i </text:span><text:span text:style-name="T5">filosofi della natura presocratici</text:span><text:span text:style-name="T2">.</text:span></text:p>
      <text:p text:style-name="P7"><text:span text:style-name="T5">Il uno è </text:span><text:span text:style-name="T2">Il punto superiore: l'Unità fondamentale, la monade, la compiutezza, l'unità, l'indiviso (padre-madre), il </text:span><text:span text:style-name="T5">Fuoco</text:span></text:p>
      <text:p text:style-name="P7"><text:span text:style-name="T5"/></text:p>
      <text:p text:style-name="P7"><text:span text:style-name="T5">Il due è l</text:span><text:span text:style-name="T2">a dualità, gli opposti complementari, il femminile e il maschile, l'androgino, il principio dei numeri pari, la linea, l'</text:span><text:span text:style-name="T5">Aria.</text:span></text:p>
      <text:p text:style-name="P7"><text:span text:style-name="T5"/></text:p>
      <text:p text:style-name="P7"><text:span text:style-name="T5">Il tre è l</text:span><text:span text:style-name="T2">a misura dello spazio e del tempo, la dinamica della vita, la creazione, la somma dell'Uno con la Diade, il primo dei numeri dispari, l'</text:span><text:span text:style-name="T5">Acqua.</text:span></text:p>
      <text:p text:style-name="P7"><text:span text:style-name="T5"/></text:p>
      <text:p text:style-name="P7"><text:span text:style-name="T5">Ed infine in quattro è </text:span><text:span text:style-name="T2">la base delle figure solide, la materialità, gli elementi strutturali, la </text:span><text:span text:style-name="T5">Terra.</text:span></text:p>
      <text:p text:style-name="P7"><text:span text:style-name="T5"/></text:p>
      <text:p text:style-name="P9"><text:span text:style-name="T2">Non serve dire che tutte le varie interpretazioni sono diverse e cambiano da persona a persona pur non sapendo la giusta risposta.</text:span></text:p>
      <text:p text:style-name="P9"><text:span text:style-name="T2"/></text:p>
      <text:p text:style-name="P10"><text:span text:style-name="T2">Io in classe avevo anche una seconda definizione non detta ovvero che con la physis vengono i atomi che poi si uniscono e creano i vari elementi della tavola periodica che poi a loro </text:span><text:soft-page-break/><text:span text:style-name="T2">volta si uniscono e creano cio che oggi noi definiamo come universo. Il tutto partendo dal uno dal bigbang.</text:span></text:p>
      <text:p text:style-name="P10"><text:span text:style-name="T2"/></text:p>
      <text:p text:style-name="P10"><text:span text:style-name="T2">Questa mia seconda definizione era basata sul fatto che alcune persone avevano gia teoriz</text:span><text:span text:style-name="T6">z</text:span><text:span text:style-name="T2">ato il atomo che poi va a creare il resto della materia ma questa definizione non l’ho esposta in classe dato che poi finiva per essere una interpretazione troppo scientifica perche poi andava a togliere il gusto nel filosofa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2:54:24.321997184</meta:creation-date>
    <dc:date>2022-10-21T13:43:45.203101003</dc:date>
    <meta:editing-duration>PT37M56S</meta:editing-duration>
    <meta:editing-cycles>7</meta:editing-cycles>
    <meta:generator>LibreOffice/7.3.6.2$Linux_X86_64 LibreOffice_project/30$Build-2</meta:generator>
    <meta:document-statistic meta:table-count="0" meta:image-count="0" meta:object-count="0" meta:page-count="3" meta:paragraph-count="25" meta:word-count="524" meta:character-count="3052" meta:non-whitespace-character-count="2543"/>
  </office:meta>
</office:document-meta>
</file>